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68fe" officeooo:paragraph-rsid="000d68fe"/>
    </style:style>
    <style:style style:name="P5" style:family="paragraph" style:parent-style-name="Text_20_body">
      <style:paragraph-properties fo:text-align="start" style:justify-single-word="false"/>
      <style:text-properties style:font-name="Georgia" officeooo:rsid="000d68fe" officeooo:paragraph-rsid="000d68fe"/>
    </style:style>
    <style:style style:name="P6" style:family="paragraph" style:parent-style-name="Title">
      <style:text-properties style:font-name="Georgia" officeooo:rsid="000d68fe" officeooo:paragraph-rsid="000d68fe"/>
    </style:style>
    <style:style style:name="P7" style:family="paragraph" style:parent-style-name="Text_20_body">
      <style:paragraph-properties fo:text-align="start" style:justify-single-word="false"/>
      <style:text-properties style:font-name="Georgia" officeooo:rsid="000d68fe" officeooo:paragraph-rsid="000d68fe"/>
    </style:style>
    <style:style style:name="T1" style:family="text">
      <style:text-properties officeooo:rsid="000e2040"/>
    </style:style>
    <style:style style:name="T2" style:family="text">
      <style:text-properties officeooo:rsid="000faaa9"/>
    </style:style>
    <style:style style:name="T3" style:family="text">
      <style:text-properties officeooo:rsid="000fc63a"/>
    </style:style>
    <style:style style:name="T4" style:family="text">
      <style:text-properties officeooo:rsid="00136097"/>
    </style:style>
    <style:style style:name="T5" style:family="text">
      <style:text-properties officeooo:rsid="00152d66"/>
    </style:style>
    <style:style style:name="T6" style:family="text">
      <style:text-properties officeooo:rsid="0015ef57"/>
    </style:style>
    <style:style style:name="T7" style:family="text">
      <style:text-properties officeooo:rsid="0017e243"/>
    </style:style>
    <style:style style:name="T8" style:family="text">
      <style:text-properties officeooo:rsid="0018605f"/>
    </style:style>
    <style:style style:name="T9" style:family="text">
      <style:text-properties officeooo:rsid="0019a62c"/>
    </style:style>
    <style:style style:name="T10" style:family="text">
      <style:text-properties fo:font-style="italic" officeooo:rsid="0019a62c" style:font-style-asian="italic" style:font-style-complex="italic"/>
    </style:style>
    <style:style style:name="T11" style:family="text">
      <style:text-properties officeooo:rsid="001b6e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econd Chances</text:p>
      <text:p text:style-name="P3">302</text:p>
      <text:p text:style-name="P4">by Kyle Eggleston</text:p>
      <text:p text:style-name="P4"/>
      <text:p text:style-name="P5"><text:tab/><text:span text:style-name="T1">Jack O’Brien stood near a grave marker. His remains were there being laid to rest. Jack decided to bury his body on Shuka instead of transporting them to Earth. There was no way in hell he could have gotten them through customs. To transport a body, even a dead one, took so much red tape he just didn’t want to go through with that. So, on behalf of the Shuka government, he was able to bury his body on Shuka in one of their burial places reserved for dignitaries and the like.</text:span></text:p>
      <text:p text:style-name="P5"><text:tab/><text:span text:style-name="T2">He didn’t consider himself a dignitary in any sense of the word. But Jack accepted the burial place for his body. At least one of him could be buried in a proper place. Jack hoped that when he would eventually die, that someone would bury him in such a place. </text:span><text:span text:style-name="T3">Jack chuckled at the thought, who was he kidding? He planned on going out guns blazing like in one of those World War Two movies.</text:span></text:p>
      <text:p text:style-name="P5"><text:tab/><text:span text:style-name="T4">Walking away from the graveyard, Jack decided to walk along a nearby river. He wished he had a fishing rod, Jack bet there were some good fish in that river swimming along living their best life. </text:span><text:span text:style-name="T5">He missed fishing, it had been a number of years since Jack had gone fishing with his father. Maybe if he got back to Earth more, he could go fishing. But that wasn’t likely to happen.</text:span></text:p>
      <text:p text:style-name="P5"><text:tab/><text:span text:style-name="T6">Beep Beep. Jack’s communications unit beeped alerting him that someone wanted to talk. He wasn’t in the mood for talking to anyone, but he was on call. Jack didn’t have the time saved up to take actual time off. He was just away for a moment or two.</text:span></text:p>
      <text:p text:style-name="P5"><text:tab/><text:span text:style-name="T7">Reaching into his pocket, Jack pulled out his comm unit. “</text:span><text:span text:style-name="T8">This is O’Brien, what’s up?” He spoke into the device.</text:span></text:p>
      <text:p text:style-name="P5"><text:tab/>“<text:span text:style-name="T8">Sorry to interrupt you sir.” Kate Monson’s voice came over the communications line. “Ketish has arrived with an entire envoy of representatives from his government. They wish an audience with you.”</text:span></text:p>
      <text:p text:style-name="P5"><text:tab/><text:span text:style-name="T9">O’Brien sighed. </text:span><text:span text:style-name="T10">What the hell is Ketish up to now?</text:span><text:span text:style-name="T9"> He thought. “</text:span><text:span text:style-name="T11">Alright, I’m nearly finished here as it is. I’ll be up shortly. O’Brien ou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1</text:page-count>) <text:date style:data-style-name="N37" text:date-value="2026-02-22T12:28:41.790048619">02/22/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22T12:28:41.718546021</dc:date>
    <meta:editing-duration>PT2H24M26S</meta:editing-duration>
    <meta:editing-cycles>22</meta:editing-cycles>
    <meta:generator>LibreOffice/24.2.7.2$Linux_X86_64 LibreOffice_project/420$Build-2</meta:generator>
    <meta:print-date>2023-11-18T19:55:35.459000000</meta:print-date>
    <meta:printed-by>PDF files</meta:printed-by>
    <meta:document-statistic meta:table-count="0" meta:image-count="0" meta:object-count="0" meta:page-count="1" meta:paragraph-count="12" meta:word-count="380" meta:character-count="2042" meta:non-whitespace-character-count="1667"/>
  </office:meta>
</office:document-meta>
</file>